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="Arrowheads_20_1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Arrowheads_20_1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="" draw:marker-start-width="0.276cm" draw:marker-end="Arrowheads_20_1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996cm" svg:height="4.187cm" svg:x="3.351cm" svg:y="2.619cm">
          <text:p text:style-name="P1">st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996cm" svg:height="4.187cm" svg:x="10.942cm" svg:y="14.739cm">
          <text:p text:style-name="P1">observ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996cm" svg:height="4.187cm" svg:x="20.292cm" svg:y="7.036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996cm" svg:height="4.187cm" svg:x="12.087cm" svg:y="1.203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023cm" svg:height="4.187cm" svg:x="2.792cm" svg:y="9.743cm">
          <text:p text:style-name="P1">histo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03cm" svg:y1="9.743cm" svg:x2="5.849cm" svg:y2="6.806cm" draw:start-shape="id1" draw:end-shape="id2" svg:d="m5303 9743v-1469h546v-1468">
          <text:p/>
        </draw:connector>
        <draw:connector draw:style-name="gr2" draw:text-style-name="P1" draw:layer="layout" svg:x1="8.347cm" svg:y1="4.712cm" svg:x2="12.087cm" svg:y2="3.296cm" draw:start-shape="id2" draw:end-shape="id3" svg:d="m8347 4712h1870v-1416h1870">
          <text:p/>
        </draw:connector>
        <draw:connector draw:style-name="gr3" draw:text-style-name="P1" draw:layer="layout" svg:x1="17.083cm" svg:y1="3.296cm" svg:x2="20.292cm" svg:y2="9.129cm" draw:start-shape="id3" draw:end-shape="id4" svg:d="m17083 3296h1605v5833h1604">
          <text:p/>
        </draw:connector>
        <draw:connector draw:style-name="gr3" draw:text-style-name="P1" draw:layer="layout" svg:x1="7.815cm" svg:y1="11.836cm" svg:x2="10.942cm" svg:y2="16.832cm" draw:start-shape="id1" draw:end-shape="id5" svg:d="m7815 11836h1563v4996h1564">
          <text:p/>
        </draw:connector>
        <draw:connector draw:style-name="gr4" draw:text-style-name="P1" draw:layer="layout" svg:x1="15.938cm" svg:y1="16.832cm" svg:x2="20.292cm" svg:y2="9.129cm" draw:start-shape="id5" draw:end-shape="id4" svg:d="m15938 16832h2177v-7703h2177">
          <text:p/>
        </draw:connector>
        <draw:connector draw:style-name="gr5" draw:text-style-name="P1" draw:layer="layout" svg:x1="18.618cm" svg:y1="18.784cm" svg:x2="23.837cm" svg:y2="13.844cm" svg:d="m18618 18784h2610v-4940h2609">
          <text:p text:style-name="P1">One-to-many</text:p>
          <text:p text:style-name="P1">relationshi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Hiebert</meta:initial-creator>
    <meta:creation-date>2011-09-27T10:40:24</meta:creation-date>
    <dc:date>2011-09-27T10:53:15</dc:date>
    <dc:creator>James Hiebert</dc:creator>
    <meta:editing-duration>PT12M52S</meta:editing-duration>
    <meta:editing-cycles>2</meta:editing-cycles>
    <meta:generator>OpenOffice.org/3.3$Linux OpenOffice.org_project/330m20$Build-9567</meta:generator>
    <meta:document-statistic meta:object-count="11"/>
  </office:meta>
</office:document-meta>
</file>